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fill="solid" draw:fill-color="#004a4a" draw:textarea-vertical-align="middle" draw:shadow="hidden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3.81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333333" draw:fill-image-width="0cm" draw:fill-image-height="0cm" draw:textarea-vertical-align="middl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fill-color="#ffffff" draw:auto-grow-height="true" fo:min-height="12.572cm"/>
    </style:style>
    <style:style style:name="pr11" style:family="presentation" style:parent-style-name="Default_20_2-notes">
      <style:graphic-properties draw:fill-color="#ffffff" fo:min-height="12.572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P4" style:family="paragraph">
      <style:paragraph-properties fo:margin-top="0cm" fo:margin-bottom="0cm" fo:text-align="start" style:punctuation-wrap="hanging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6" style:family="paragraph">
      <style:paragraph-properties fo:margin-left="0.127cm" fo:margin-right="0cm" fo:margin-top="0.141cm" fo:margin-bottom="0.5cm" fo:text-align="start" fo:text-indent="0cm" style:punctuation-wrap="hanging"/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text-align="center"/>
      <style:text-properties fo:font-size="26pt"/>
    </style:style>
    <style:style style:name="P11" style:family="paragraph">
      <style:paragraph-properties fo:text-align="center"/>
      <style:text-properties fo:color="#ff950e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ffffff" fo:font-size="36pt" style:font-size-asian="36pt" style:font-size-complex="36pt"/>
    </style:style>
    <style:style style:name="P15" style:family="paragraph"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fo:color="#ff86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ff86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950e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86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0.319cm" svg:height="7.207cm" svg:x="2.54cm" svg:y="6.991cm" presentation:class="title" presentation:user-transformed="true">
          <draw:text-box>
            <text:p text:style-name="P1"><text:span text:style-name="T1">Introduction to Scientific Data Analysis in Python</text:span></text:p>
          </draw:text-box>
        </draw:frame>
        <draw:frame draw:name="Subtitle 2" presentation:style-name="pr2" draw:text-style-name="P4" draw:layer="layout" svg:width="20.319cm" svg:height="3.179cm" svg:x="2.54cm" svg:y="14.351cm" presentation:class="subtitle" presentation:user-transformed="true">
          <draw:text-box>
            <text:p text:style-name="P3"><text:span text:style-name="T1">By Mohammad Far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little Bit About Myself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A little Bit About Myself</text:span></text:p>
          </draw:text-box>
        </draw:frame>
        <draw:frame draw:name="Content Placeholder 2" presentation:style-name="pr5" draw:text-style-name="P2" draw:layer="layout" svg:width="23.717cm" svg:height="11.066cm" svg:x="1.001cm" svg:y="7.694cm" presentation:class="outline" presentation:user-transformed="true">
          <draw:text-box>
            <text:list text:style-name="L2">
              <text:list-item>
                <text:p text:style-name="P5"><text:span text:style-name="T2">Application Developer at ThinkRF</text:span></text:p>
              </text:list-item>
              <text:list-item>
                <text:p text:style-name="P5"><text:span text:style-name="T2">Email: </text:span><text:span text:style-name="T2"><text:a xlink:href="mailto:mohammad.farhan@thinkrf.com">mohammad.farhan@thinkrf.com</text:a></text:span></text:p>
              </text:list-item>
              <text:list-item>
                <text:p text:style-name="P5"><text:span text:style-name="T2">Github: github.com/mfarhan12</text:span></text:p>
              </text:list-item>
              <text:list-item>
                <text:p text:style-name="P5"><text:span text:style-name="T2">Presentation/Scripts can be found at:</text:span></text:p>
              </text:list-item>
            </text:list>
            <text:p text:style-name="P5"><text:span text:style-name="T2">https://github.com/mfarhan12/intro_to_scientific_computing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pics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Topics</text:span></text:p>
          </draw:text-box>
        </draw:frame>
        <draw:frame draw:name="Content Placeholder 2" presentation:style-name="pr7" draw:text-style-name="P2" draw:layer="layout" svg:width="20.319cm" svg:height="9.831cm" svg:x="2.54cm" svg:y="7.694cm" presentation:class="outline" presentation:user-transformed="true">
          <draw:text-box>
            <text:list text:style-name="L2">
              <text:list-item>
                <text:p text:style-name="P5"><text:span text:style-name="T3">What is scientific analysis</text:span></text:p>
              </text:list-item>
              <text:list-item>
                <text:p text:style-name="P5"><text:span text:style-name="T3">Why use Python for scientific analysis</text:span></text:p>
              </text:list-item>
              <text:list-item>
                <text:p text:style-name="P5"><text:span text:style-name="T3">Data Acquisition <text:s/>(</text:span><text:span text:style-name="T4">Files, Sockets, Audio</text:span><text:span text:style-name="T3">)</text:span></text:p>
              </text:list-item>
              <text:list-item>
                <text:p text:style-name="P5"><text:span text:style-name="T3">Data Processing (</text:span><text:span text:style-name="T4">Numpy, Scipy</text:span><text:span text:style-name="T3">)</text:span></text:p>
              </text:list-item>
              <text:list-item>
                <text:p text:style-name="P5"><text:span text:style-name="T3">Data representation (</text:span><text:span text:style-name="T4">Files, Matplotlib,</text:span><text:span text:style-name="T5"> </text:span><text:span text:style-name="T4">PyQtGraph</text:span><text:span text:style-name="T3">)</text:span></text:p>
              </text:list-item>
              <text:list-item>
                <text:p text:style-name="P5"><text:span text:style-name="T3">Application Development (</text:span><text:span text:style-name="T4">Pyside</text:span><text:span text:style-name="T3">) 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Python for science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Why use Python for science</text:span></text:p>
          </draw:text-box>
        </draw:frame>
        <draw:frame draw:name="Content Placeholder 2" presentation:style-name="pr7" draw:text-style-name="P2" draw:layer="layout" svg:width="20.319cm" svg:height="9.831cm" svg:x="2.54cm" svg:y="7.694cm" presentation:class="outline" presentation:user-transformed="true">
          <draw:text-box>
            <text:list text:style-name="L2">
              <text:list-item>
                <text:p text:style-name="P5"><text:span text:style-name="T3">Python is free</text:span></text:p>
              </text:list-item>
              <text:list-item>
                <text:p text:style-name="P5"><text:span text:style-name="T3">Python has a vast amount of open source libraries (also free)</text:span></text:p>
              </text:list-item>
              <text:list-item>
                <text:p text:style-name="P5"><text:span text:style-name="T3">Python is a high level language</text:span></text:p>
              </text:list-item>
              <text:list-item>
                <text:p text:style-name="P5"><text:span text:style-name="T3">Python has a great community, with tons of resources and examples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cientific analysis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What is scientific data analysis</text:span></text:p>
          </draw:text-box>
        </draw:frame>
        <draw:custom-shape draw:name="TextBox 6" draw:style-name="gr2" draw:text-style-name="P9" draw:layer="layout" svg:width="8.677cm" svg:height="4.823cm" svg:x="1.27cm" svg:y="13.758cm">
          <text:p text:style-name="P8"><text:span text:style-name="T6">Files (txt, mat, xml, json, spreadsheets)</text:span></text:p>
          <text:p text:style-name="P8"><text:span text:style-name="T6">Network Socket</text:span></text:p>
          <text:p text:style-name="P8"><text:span text:style-name="T6">Audio</text:span></text:p>
          <text:p text:style-name="P8"><text:span text:style-name="T6"/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name="TextBox 7" draw:style-name="gr2" draw:text-style-name="P9" draw:layer="layout" svg:width="8.677cm" svg:height="3.299cm" svg:x="8.825cm" svg:y="13.758cm">
          <text:p text:style-name="P8"><text:span text:style-name="T6">Identifying Information </text:span></text:p>
          <text:p text:style-name="P8"><text:span text:style-name="T6">Statistical Analysis</text:span></text:p>
          <text:p text:style-name="P8"><text:span text:style-name="T6">Processing/Filtering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rect draw:style-name="gr3" draw:text-style-name="P11" draw:layer="layout" svg:width="5.195cm" svg:height="3.598cm" svg:x="1.24cm" svg:y="9.369cm">
          <text:p text:style-name="P10"><text:span text:style-name="T8">Data </text:span></text:p>
          <text:p text:style-name="P10"><text:span text:style-name="T8">Acquisition</text:span></text:p>
        </draw:rect>
        <draw:custom-shape draw:style-name="gr4" draw:text-style-name="P12" draw:layer="layout" svg:width="1.788cm" svg:height="1.549cm" svg:x="7.007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1" draw:layer="layout" svg:width="5.195cm" svg:height="3.598cm" svg:x="9.14cm" svg:y="9.368cm">
          <text:p text:style-name="P10"><text:span text:style-name="T8">Data</text:span></text:p>
          <text:p text:style-name="P10"><text:span text:style-name="T8">Process</text:span></text:p>
        </draw:rect>
        <draw:rect draw:style-name="gr3" draw:text-style-name="P11" draw:layer="layout" svg:width="5.195cm" svg:height="3.598cm" svg:x="17.84cm" svg:y="9.367cm">
          <text:p text:style-name="P10"><text:span text:style-name="T8">Present</text:span></text:p>
        </draw:rect>
        <draw:custom-shape draw:style-name="gr4" draw:text-style-name="P12" draw:layer="layout" svg:width="1.788cm" svg:height="1.549cm" svg:x="15.344cm" svg:y="10.2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7" draw:style-name="gr5" draw:text-style-name="P9" draw:layer="layout" svg:width="8.677cm" svg:height="4.061cm" svg:x="17.625cm" svg:y="13.758cm">
          <text:p text:style-name="P8"><text:span text:style-name="T6">Files (txt, mat, xml, json,</text:span></text:p>
          <text:p text:style-name="P8"><text:span text:style-name="T6">Spreadsheets)</text:span></text:p>
          <text:p text:style-name="P8"><text:span text:style-name="T6">Plots</text:span></text:p>
          <text:p text:style-name="P8"><text:span text:style-name="T6">Applications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>
        <draw:frame draw:name="Title 7" presentation:style-name="pr8" draw:text-style-name="P2" draw:layer="layout" svg:width="8.196cm" svg:height="6.035cm" svg:x="2.54cm" svg:y="5.07cm" presentation:class="title" presentation:user-transformed="true">
          <draw:text-box>
            <text:p/>
          </draw:text-box>
        </draw:frame>
        <draw:frame draw:name="Content Placeholder 8" presentation:style-name="pr9" draw:text-style-name="P2" draw:layer="layout" svg:width="11.687cm" svg:height="12.434cm" svg:x="11.172cm" svg:y="5.074cm" presentation:class="outline" presentation:user-transformed="true">
          <draw:text-box>
            <text:p/>
          </draw:text-box>
        </draw:frame>
        <draw:frame draw:name="Text Placeholder 9" presentation:style-name="pr9" draw:text-style-name="P2" draw:layer="layout" svg:width="8.196cm" svg:height="6.236cm" svg:x="2.54cm" svg:y="11.281cm" presentation:class="outline" presentation:user-transformed="true">
          <draw:text-box>
            <text:p/>
          </draw:text-box>
        </draw:frame>
        <draw:frame draw:name="Title 1" presentation:style-name="pr8" draw:text-style-name="P2" draw:layer="layout" svg:width="20.319cm" svg:height="3.205cm" svg:x="2.541cm" svg:y="4.292cm" presentation:class="title" presentation:user-transformed="true">
          <draw:text-box>
            <text:p text:style-name="P1"><text:span text:style-name="T1">Data Acquisition: Text Files</text:span></text:p>
          </draw:text-box>
        </draw:frame>
        <draw:frame draw:style-name="gr6" draw:layer="layout" svg:width="19.903cm" svg:height="2.387cm" svg:x="2.336cm" svg:y="7.246cm">
          <draw:text-box>
            <text:p>Library: Standard Python Library</text:p>
            <text:p/>
            <text:p>Documentation: https://docs.python.org/2/tutorial/inputoutput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>
        <office:forms form:automatic-focus="false" form:apply-design-mode="false"/>
        <draw:frame draw:name="Title 1" presentation:style-name="pr8" draw:text-style-name="P2" draw:layer="layout" svg:width="20.319cm" svg:height="3.205cm" svg:x="2.542cm" svg:y="4.293cm" presentation:class="title" presentation:user-transformed="true">
          <draw:text-box>
            <text:p text:style-name="P1"><text:span text:style-name="T1">Data Acquisition: Text Files</text:span></text:p>
          </draw:text-box>
        </draw:frame>
        <draw:frame draw:style-name="gr6" draw:text-style-name="P13" draw:layer="layout" svg:width="19.903cm" svg:height="7.604cm" svg:x="2.337cm" svg:y="7.247cm">
          <draw:text-box>
            <text:list text:style-name="L4">
              <text:list-item>
                <text:p text:style-name="P13"><text:span text:style-name="T9">CSV (Comma Seperated Values)</text:span></text:p>
              </text:list-item>
              <text:list-item>
                <text:p text:style-name="P13"><text:span text:style-name="T9">Format is important!!!</text:span></text:p>
              </text:list-item>
            </text:list>
            <text:p text:style-name="P13"><text:span text:style-name="T10"/></text:p>
            <text:p text:style-name="P13"><text:span text:style-name="T10"/></text:p>
            <text:p text:style-name="P13"><text:span text:style-name="T10"/></text:p>
            <text:list text:continue-numbering="true" text:style-name="L4">
              <text:list-header>
                <text:p text:style-name="P13"><text:span text:style-name="T9"/></text:p>
              </text:list-header>
            </text:list>
            <text:p text:style-name="P13"><text:span text:style-name="T9"/></text:p>
          </draw:text-box>
        </draw:frame>
        <draw:rect draw:style-name="gr7" draw:text-style-name="P15" draw:layer="layout" svg:width="18.974cm" svg:height="6.37cm" svg:x="2.002cm" svg:y="11.344cm">
          <text:p text:style-name="P14"><text:span text:style-name="T11">DataType,SampleSize,CentreFreq,Bandwidth,RefLevel</text:span></text:p>
          <text:p text:style-name="P14"><text:span text:style-name="T11">I16Q16,8,2450000000,125000000.00,-30.00</text:span></text:p>
          <text:p text:style-name="P14"><text:span text:style-name="T11">-4,12</text:span></text:p>
          <text:p text:style-name="P14"><text:span text:style-name="T11">0,0</text:span></text:p>
          <text:p text:style-name="P14"><text:span text:style-name="T11">-4,0</text:span></text:p>
          <text:p text:style-name="P14"><text:span text:style-name="T11">-8,4</text:span></text:p>
          <text:p text:style-name="P14"><text:span text:style-name="T11">-4,-8</text:span></text:p>
          <text:p text:style-name="P14"><text:span text:style-name="T11">4,0</text:span></text:p>
          <text:p text:style-name="P14"><text:span text:style-name="T11">-8,-4</text:span></text:p>
          <text:p text:style-name="P14"><text:span text:style-name="T11">12,-4</text:span></text:p>
          <text:p text:style-name="P14"><text:span text:style-name="T11"/></text:p>
        </draw:rect>
        <draw:frame draw:style-name="gr6" draw:layer="layout" svg:width="6.269cm" svg:height="1.675cm" svg:x="1.787cm" svg:y="10.44cm">
          <draw:text-box>
            <text:p>sample_text.txt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start" fo:text-indent="0cm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draw:fill="solid" draw:fill-color="#ff86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098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600" style:text-line-through-style="none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86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86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§">
        <style:list-level-properties text:space-before="2.033cm" text:min-label-width="0.507cm"/>
        <style:text-properties fo:font-family="Wingdings" fo:color="#ff8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§">
        <style:list-level-properties text:space-before="2.033cm" text:min-label-width="0.507cm"/>
        <style:text-properties fo:font-family="Wingdings" fo:color="#ff8600" fo:font-size="75%"/>
      </text:list-level-style-bullet>
      <text:list-level-style-bullet text:level="5" text:bullet-char="§">
        <style:list-level-properties text:space-before="2.668cm" text:min-label-width="0.507cm"/>
        <style:text-properties fo:font-family="Wingdings" fo:color="#ff8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0.319cm" svg:height="7.207cm" svg:x="2.54cm" svg:y="6.99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6" presentation:style-name="Mpr2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3"><text:date style:data-style-name="D1" text:date-value="2014-04-14">14-4-14</text:date></text:span></text:p>
        </draw:text-box>
      </draw:frame>
      <draw:frame draw:name="Slide Number Placeholder 7" presentation:style-name="Mpr2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draw:name="Footer Placeholder 8" presentation:style-name="Mpr2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0.319cm" svg:height="3.205cm" svg:x="2.54cm" svg:y="4.291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0.319cm" svg:height="9.831cm" svg:x="2.54cm" svg:y="7.694cm" presentation:class="outline" presentation:user-transformed="true">
        <draw:text-box>
          <text:list text:style-name="ML4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3"><text:date style:data-style-name="D1" text:date-value="2014-04-14">14-4-14</text:date></text:span></text:p>
        </draw:text-box>
      </draw:frame>
      <draw:frame draw:name="Footer Placeholder 4" presentation:style-name="Mpr7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3" draw:layer="backgroundobjects" svg:width="8.196cm" svg:height="6.035cm" svg:x="2.54cm" svg:y="5.07cm" presentation:class="title" presentation:user-transformed="true">
        <draw:text-box>
          <text:p text:style-name="MP4"><text:span text:style-name="MT8">Click to edit the title text formatClick to edit Master title style</text:span></text:p>
        </draw:text-box>
      </draw:frame>
      <draw:frame draw:name="Content Placeholder 2" presentation:style-name="Mpr11" draw:text-style-name="MP3" draw:layer="backgroundobjects" svg:width="11.687cm" svg:height="12.434cm" svg:x="11.172cm" svg:y="5.074cm" presentation:class="outline" presentation:user-transformed="true">
        <draw:text-box>
          <text:list text:style-name="ML4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" draw:text-style-name="MP3" draw:layer="backgroundobjects" svg:width="8.196cm" svg:height="6.236cm" svg:x="2.54cm" svg:y="11.281cm" presentation:class="outline" presentation:user-transformed="true">
        <draw:text-box>
          <text:list text:style-name="ML4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Ninth Outline LevelClick to edit Master text styles</text:span></text:p>
        </draw:text-box>
      </draw:frame>
      <draw:frame draw:name="Date Placeholder 4" presentation:style-name="Mpr13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3"><text:date style:data-style-name="D1" text:date-value="2014-04-14">14-4-14</text:date></text:span></text:p>
        </draw:text-box>
      </draw:frame>
      <draw:frame draw:name="Footer Placeholder 5" presentation:style-name="Mpr13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draw:name="Slide Number Placeholder 6" presentation:style-name="Mpr13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14T12:32:45.78</dc:date>
    <meta:generator>OpenOffice.org/3.4$Win32 OpenOffice.org_project/340m1$Build-9590</meta:generator>
    <meta:editing-duration>P7DT6H54M34S</meta:editing-duration>
    <meta:editing-cycles>17</meta:editing-cycles>
    <meta:document-statistic meta:object-count="90"/>
  </office:meta>
</office:document-meta>
</file>